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17.355cm"/>
    </style:style>
    <style:style style:name="co4" style:family="table-column">
      <style:table-column-properties fo:break-before="auto" style:column-width="11.60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_rover_devk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c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276-1100-2-N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,C4,C5,C8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digikey.ca/en/products/detail/yageo/CC0805KRX7R9BB104/302874" xlink:type="simple">311-1140-1-ND</text:a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6,C7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www.we-online.com/components/products/datasheet/150080SS75000.pdf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USB_B_Micro</text:p>
          </table:table-cell>
          <table:table-cell table:style-name="ce3" office:value-type="string" calcext:value-type="string">
            <text:p>https://www.digikey.com/en/products/detail/amphenol-cs-fci/10118193-0001LF/2785388</text:p>
          </table:table-cell>
          <table:table-cell table:style-name="ce3" office:value-type="string" calcext:value-type="string">
            <text:p>Connector_USB:USB_Micro-B_Amphenol_10118193-0001LF_Horizont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4601-908WPLF:AMPHENOL_54601-908WPL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10K TBV</text:p>
          </table:table-cell>
          <table:table-cell table:style-name="ce5"/>
          <table:table-cell table:style-name="ce5" office:value-type="string" calcext:value-type="string">
            <text:p>Resistor_SMD:R_0805_2012Metric_Pad1.20x1.40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esistor_SMD:R_0805_2012Metric_Pad1.20x1.40mm_HandSold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W1,SW2</text:p>
          </table:table-cell>
          <table:table-cell table:number-columns-repeated="2" office:value-type="string" calcext:value-type="string">
            <text:p>TS09-63-25-WT-160-SMT-TR</text:p>
          </table:table-cell>
          <table:table-cell office:value-type="string" calcext:value-type="string">
            <text:p>TS09_63_25_WT_160_SMT_TR:SW_TS09-63-25_CU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S3-WROOM-1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RF_Module:ESP32-S3-WROOM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AZ1117ID-3.3TRG1</text:p>
          </table:table-cell>
          <table:table-cell office:value-type="string" calcext:value-type="string">
            <text:p>LDO_AZ1117ID-3.3TRG1:TO252-2_AZ1117ID-3.3TRG1_D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Z1117D-3.3TRE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JA1050T_CM_118</text:p>
          </table:table-cell>
          <table:table-cell/>
          <table:table-cell office:value-type="string" calcext:value-type="string">
            <text:p>TJA1050T_CM_118:SOIC127P600X175-8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ustom:BN-8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50-SMDB03CE3/TR7TR-ND</text:p>
          </table:table-cell>
          <table:table-cell office:value-type="string" calcext:value-type="string">
            <text:p>Package_SO:SOIC-8-1EP_3.9x4.9mm_P1.27mm_EP2.29x3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7T19:25:08.001390971</dc:date>
    <meta:editing-duration>PT22M45S</meta:editing-duration>
    <meta:editing-cycles>8</meta:editing-cycles>
    <meta:generator>LibreOffice/7.3.7.2$Linux_X86_64 LibreOffice_project/30$Build-2</meta:generator>
    <meta:document-statistic meta:table-count="1" meta:cell-count="105" meta:object-count="0"/>
  </office:meta>
</office:document-meta>
</file>